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DejaVu Sans1" svg:font-family="'DejaVu Sans'" style:font-adornments="Book" style:font-family-generic="swiss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5.698cm" table:align="margins" style:shadow="none"/>
    </style:style>
    <style:style style:name="Tabelle1.A" style:family="table-column">
      <style:table-column-properties style:column-width="3.671cm" style:rel-column-width="9361*"/>
    </style:style>
    <style:style style:name="Tabelle1.B" style:family="table-column">
      <style:table-column-properties style:column-width="3.671cm" style:rel-column-width="936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G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C3" style:family="table-cell">
      <style:table-cell-properties fo:padding="0.097cm" fo:border-left="none" fo:border-right="none" fo:border-top="none" fo:border-bottom="0.002cm solid #000000"/>
    </style:style>
    <style:style style:name="Tabelle1.G3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Heading_20_2" style:master-page-name="Landscape">
      <style:paragraph-properties style:page-number="auto"/>
    </style:style>
    <style:style style:name="P4" style:family="paragraph" style:parent-style-name="Footer">
      <style:text-properties fo:font-size="8pt" style:font-size-asian="8pt" style:font-size-complex="8pt"/>
    </style:style>
    <style:style style:name="P5" style:family="paragraph" style:parent-style-name="Footer">
      <style:paragraph-properties>
        <style:tab-stops>
          <style:tab-stop style:position="12.885cm" style:type="center"/>
          <style:tab-stop style:position="25.696cm" style:type="right"/>
        </style:tab-stops>
      </style:paragraph-properties>
      <style:text-properties fo:font-size="8pt" style:font-size-asian="8pt" style:font-size-complex="8pt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 style:list-style-name="L2"/>
    <style:style style:name="P8" style:family="paragraph" style:parent-style-name="Table_20_Contents" style:list-style-name="L4"/>
    <style:style style:name="P9" style:family="paragraph" style:parent-style-name="Table_20_Contents" style:list-style-name="L5"/>
    <style:style style:name="T1" style:family="text">
      <style:text-properties style:font-name="DejaVu Sans1" style:font-name-asian="DejaVu Sans1" style:font-name-complex="DejaVu Sans1"/>
    </style:style>
    <style:style style:name="T2" style:family="text">
      <style:text-properties style:font-name="DejaVu Sans1" fo:font-size="8pt" style:font-name-asian="DejaVu Sans1" style:font-size-asian="8pt" style:font-name-complex="DejaVu Sans1" style:font-size-complex="8pt"/>
    </style:style>
    <text:list-style style:name="L1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YAT Implementation</text:h>
      <text:p text:style-name="Standard"/>
      <text:p text:style-name="Standard"/>
      <text:h text:style-name="Heading_20_1" text:outline-level="1">I/O</text:h>
      <text:p text:style-name="Standard"/>
      <text:h text:style-name="Heading_20_2" text:outline-level="2"/>
      <text:h text:style-name="P3" text:outline-level="2">I/O Status</text:h>
      <text:p text:style-name="Standard"/>
      <table:table table:name="Tabelle1" table:style-name="Tabelle1">
        <table:table-column table:style-name="Tabelle1.A"/>
        <table:table-column table:style-name="Tabelle1.B" table:number-columns-repeated="5"/>
        <table:table-column table:style-name="Tabelle1.A"/>
        <table:table-row>
          <table:table-cell table:style-name="Tabelle1.A1" office:value-type="string">
            <text:p text:style-name="P6">MKY.IO.Serial</text:p>
          </table:table-cell>
          <table:table-cell table:style-name="Tabelle1.A1" office:value-type="string">
            <text:p text:style-name="P1">SerialPort</text:p>
          </table:table-cell>
          <table:table-cell table:style-name="Tabelle1.A1" table:number-columns-spanned="4" office:value-type="string">
            <text:p text:style-name="P1">Socket</text:p>
          </table:table-cell>
          <table:covered-table-cell/>
          <table:covered-table-cell/>
          <table:covered-table-cell/>
          <table:table-cell table:style-name="Tabelle1.G1" office:value-type="string">
            <text:p text:style-name="P1">Usb</text:p>
          </table:table-cell>
        </table:table-row>
        <table:table-row>
          <table:table-cell table:style-name="Tabelle1.A2" office:value-type="string">
            <text:p text:style-name="P6">IIOProvider</text:p>
          </table:table-cell>
          <table:table-cell table:style-name="Tabelle1.A2" office:value-type="string">
            <text:p text:style-name="P6">SerialPort</text:p>
          </table:table-cell>
          <table:table-cell table:style-name="Tabelle1.A2" office:value-type="string">
            <text:p text:style-name="P6">TcpClient</text:p>
          </table:table-cell>
          <table:table-cell table:style-name="Tabelle1.A2" office:value-type="string">
            <text:p text:style-name="P6">TcpServer</text:p>
          </table:table-cell>
          <table:table-cell table:style-name="Tabelle1.A2" office:value-type="string">
            <text:p text:style-name="P6">TcpAutoSocket</text:p>
          </table:table-cell>
          <table:table-cell table:style-name="Tabelle1.A2" office:value-type="string">
            <text:p text:style-name="P6">UdpSocket</text:p>
          </table:table-cell>
          <table:table-cell table:style-name="Tabelle1.G2" office:value-type="string">
            <text:p text:style-name="P6">SerialHidDevice</text:p>
          </table:table-cell>
        </table:table-row>
        <table:table-row>
          <table:table-cell table:style-name="Tabelle1.A2" office:value-type="string">
            <text:p text:style-name="Table_20_Contents">IsStopped</text:p>
          </table:table-cell>
          <table:table-cell table:style-name="Tabelle1.A2" office:value-type="string">
            <text:list xml:id="list37591449" text:style-name="L4">
              <text:list-item>
                <text:p text:style-name="P8">Stopped</text:p>
              </text:list-item>
              <text:list-item>
                <text:p text:style-name="P8">Error</text:p>
              </text:list-item>
              <text:list-item>
                <text:p text:style-name="P8">Disposed</text:p>
              </text:list-item>
            </text:list>
          </table:table-cell>
          <table:table-cell table:style-name="Tabelle1.C3" office:value-type="string">
            <text:p text:style-name="Standard"/>
          </table:table-cell>
          <table:table-cell table:style-name="Tabelle1.C3" office:value-type="string">
            <text:p text:style-name="Standard"/>
          </table:table-cell>
          <table:table-cell table:style-name="Tabelle1.C3" office:value-type="string">
            <text:p text:style-name="Standard"/>
          </table:table-cell>
          <table:table-cell table:style-name="Tabelle1.C3" office:value-type="string">
            <text:p text:style-name="Standard"/>
          </table:table-cell>
          <table:table-cell table:style-name="Tabelle1.G3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Table_20_Contents">IsStarted</text:p>
          </table:table-cell>
          <table:table-cell table:style-name="Tabelle1.A2" office:value-type="string">
            <text:list xml:id="list37597315" text:style-name="L5">
              <text:list-item>
                <text:p text:style-name="P9">Started</text:p>
              </text:list-item>
              <text:list-item>
                <text:p text:style-name="P9">Serial COM port is closed or open or waiting for reconnect</text:p>
              </text:list-item>
            </text:list>
          </table:table-cell>
          <table:table-cell table:style-name="Tabelle1.A2" office:value-type="string">
            <text:list xml:id="list38378460" text:continue-numbering="true" text:style-name="L5">
              <text:list-item>
                <text:p text:style-name="P9">Started</text:p>
              </text:list-item>
              <text:list-item>
                <text:p text:style-name="P9">Socket is disconnected or connected or waiting for reconnect</text:p>
              </text:list-item>
            </text:list>
          </table:table-cell>
          <table:table-cell table:style-name="Tabelle1.A2" office:value-type="string">
            <text:list xml:id="list38399017" text:continue-numbering="true" text:style-name="L5">
              <text:list-item>
                <text:p text:style-name="P9">Started</text:p>
              </text:list-item>
              <text:list-item>
                <text:p text:style-name="P9">Socket is disconnected or listening or connected</text:p>
              </text:list-item>
            </text:list>
          </table:table-cell>
          <table:table-cell table:style-name="Tabelle1.A2" office:value-type="string">
            <text:list xml:id="list38386333" text:continue-numbering="true" text:style-name="L5">
              <text:list-item>
                <text:p text:style-name="P9">Started</text:p>
              </text:list-item>
              <text:list-item>
                <text:p text:style-name="P9">Socket is disconnected or listening or connected</text:p>
              </text:list-item>
            </text:list>
          </table:table-cell>
          <table:table-cell table:style-name="Tabelle1.A2" office:value-type="string">
            <text:list xml:id="list38386278" text:continue-numbering="true" text:style-name="L5">
              <text:list-item>
                <text:p text:style-name="P9">Started</text:p>
              </text:list-item>
              <text:list-item>
                <text:p text:style-name="P9">Socket is closed or open</text:p>
              </text:list-item>
            </text:list>
          </table:table-cell>
          <table:table-cell table:style-name="Tabelle1.G2" office:value-type="string">
            <text:list xml:id="list38387209" text:continue-numbering="true" text:style-name="L5">
              <text:list-item>
                <text:p text:style-name="P9">Started</text:p>
              </text:list-item>
              <text:list-item>
                <text:p text:style-name="P9">Physical device is disconnected or connected or waiting for reconnect</text:p>
              </text:list-item>
            </text:list>
          </table:table-cell>
        </table:table-row>
        <table:table-row>
          <table:table-cell table:style-name="Tabelle1.A2" office:value-type="string">
            <text:p text:style-name="Table_20_Contents">IsConnected</text:p>
          </table:table-cell>
          <table:table-cell table:style-name="Tabelle1.A2" office:value-type="string">
            <text:list xml:id="list38378715" text:continue-numbering="true" text:style-name="L5">
              <text:list-item>
                <text:p text:style-name="P9">Serial COM port is open</text:p>
              </text:list-item>
              <text:list-item>
                <text:p text:style-name="P9">Neither input nor output break state</text:p>
              </text:list-item>
            </text:list>
          </table:table-cell>
          <table:table-cell table:style-name="Tabelle1.A2" office:value-type="string">
            <text:list xml:id="list38382376" text:continue-numbering="true" text:style-name="L5">
              <text:list-item>
                <text:p text:style-name="P9">Socket is connected to a server</text:p>
              </text:list-item>
            </text:list>
          </table:table-cell>
          <table:table-cell table:style-name="Tabelle1.A2" office:value-type="string">
            <text:list xml:id="list38406180" text:continue-numbering="true" text:style-name="L5">
              <text:list-item>
                <text:p text:style-name="P9">Socket is connected to one or more clients</text:p>
              </text:list-item>
            </text:list>
          </table:table-cell>
          <table:table-cell table:style-name="Tabelle1.A2" office:value-type="string">
            <text:list xml:id="list38404343" text:continue-numbering="true" text:style-name="L5">
              <text:list-item>
                <text:p text:style-name="P9">Socket is connected</text:p>
              </text:list-item>
            </text:list>
          </table:table-cell>
          <table:table-cell table:style-name="Tabelle1.A2" office:value-type="string">
            <text:p text:style-name="Table_20_Contents">= IsOpen</text:p>
          </table:table-cell>
          <table:table-cell table:style-name="Tabelle1.G2" office:value-type="string">
            <text:list xml:id="list37565568" text:style-name="L2">
              <text:list-item>
                <text:p text:style-name="P7">Physical device is connected</text:p>
              </text:list-item>
            </text:list>
          </table:table-cell>
        </table:table-row>
        <table:table-row>
          <table:table-cell table:style-name="Tabelle1.A2" office:value-type="string">
            <text:p text:style-name="Table_20_Contents">IsOpen</text:p>
          </table:table-cell>
          <table:table-cell table:style-name="Tabelle1.A2" office:value-type="string">
            <text:list xml:id="list38383835" text:continue-list="list38404343" text:style-name="L5">
              <text:list-item>
                <text:p text:style-name="P9">Serial COM port is open</text:p>
              </text:list-item>
            </text:list>
          </table:table-cell>
          <table:table-cell table:style-name="Tabelle1.A2" office:value-type="string">
            <text:p text:style-name="Table_20_Contents">= IsConnected</text:p>
          </table:table-cell>
          <table:table-cell table:style-name="Tabelle1.C3" office:value-type="string">
            <text:p text:style-name="Standard"/>
          </table:table-cell>
          <table:table-cell table:style-name="Tabelle1.C3" office:value-type="string">
            <text:p text:style-name="Standard"/>
          </table:table-cell>
          <table:table-cell table:style-name="Tabelle1.A2" office:value-type="string">
            <text:list xml:id="list38384906" text:continue-numbering="true" text:style-name="L5">
              <text:list-item>
                <text:p text:style-name="P9">Socket is open</text:p>
              </text:list-item>
            </text:list>
          </table:table-cell>
          <table:table-cell table:style-name="Tabelle1.G2" office:value-type="string">
            <text:list xml:id="list37562125" text:style-name="L2">
              <text:list-item>
                <text:p text:style-name="P7">Physical device is connected</text:p>
              </text:list-item>
              <text:list-item>
                <text:p text:style-name="P7">I/O stream exists</text:p>
              </text:list-item>
              <text:list-item>
                <text:p text:style-name="P7">Read and write is possible</text:p>
              </text:list-item>
            </text:list>
          </table:table-cell>
        </table:table-row>
        <table:table-row>
          <table:table-cell table:style-name="Tabelle1.A2" office:value-type="string">
            <text:p text:style-name="Table_20_Contents">IsReadyToSend</text:p>
          </table:table-cell>
          <table:table-cell table:style-name="Tabelle1.A2" office:value-type="string">
            <text:list xml:id="list38405145" text:continue-list="list38384906" text:style-name="L5">
              <text:list-item>
                <text:p text:style-name="P9">Serial COM port is open</text:p>
              </text:list-item>
              <text:list-item>
                <text:p text:style-name="P9">No break state according to current settings</text:p>
              </text:list-item>
            </text:list>
          </table:table-cell>
          <table:table-cell table:style-name="Tabelle1.A2" office:value-type="string">
            <text:p text:style-name="Table_20_Contents">= IsConnected</text:p>
          </table:table-cell>
          <table:table-cell table:style-name="Tabelle1.C3" office:value-type="string">
            <text:p text:style-name="Standard"/>
          </table:table-cell>
          <table:table-cell table:style-name="Tabelle1.C3" office:value-type="string">
            <text:p text:style-name="Standard"/>
          </table:table-cell>
          <table:table-cell table:style-name="Tabelle1.A2" office:value-type="string">
            <text:p text:style-name="Table_20_Contents">= IsOpen</text:p>
          </table:table-cell>
          <table:table-cell table:style-name="Tabelle1.G2" office:value-type="string">
            <text:p text:style-name="Table_20_Contents">= IsOpen</text:p>
          </table:table-cell>
        </table:table-row>
      </table:table>
      <text:p text:style-name="Standard"/>
      <text:p text:style-name="Standard"><text:span text:style-name="T2">◆</text:span> means logical OR, i.e. one of the conditions must apply<text:tab/><text:span text:style-name="T1">✔</text:span> means logical AND, i.e. all conditions must apply<text:tab/>= means identicality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DejaVu Sans1" svg:font-family="'DejaVu Sans'" style:font-adornments="Book" style:font-family-generic="swiss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Footer">
      <style:paragraph-properties>
        <style:tab-stops>
          <style:tab-stop style:position="12.885cm" style:type="center"/>
          <style:tab-stop style:position="25.696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date style:data-style-name="N84" text:date-value="2013-05-26T17:18:42.64" text:fixed="true">2013-05-26</text:date>/MKY<text:tab/>\YAT\!-Doc.Project\4 - Implementation\<text:file-name text:display="name-and-extension">YAT-Implementation.odt</text:file-name><text:tab/><text:page-number text:select-page="current">1</text:page-number>/<text:page-count>3</text:page-count></text:p>
      </style:footer>
    </style:master-page>
    <style:master-page style:name="Landscape" style:page-layout-name="Mpm2">
      <style:footer>
        <text:p text:style-name="MP2"><text:date style:data-style-name="N84" text:date-value="2013-05-26T17:18:42.64" text:fixed="true">2013-05-26</text:date>/MKY<text:tab/>\YAT\!-Doc.Project\4 - Implementation\<text:file-name text:display="name-and-extension">YAT-Implementation.odt</text:file-name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1M50S</meta:editing-duration>
    <meta:editing-cycles>3</meta:editing-cycles>
    <meta:generator>OpenOffice.org/3.3$Win32 OpenOffice.org_project/330m20$Build-9567</meta:generator>
    <dc:date>2013-05-26T18:24:41.07</dc:date>
    <meta:document-statistic meta:table-count="1" meta:image-count="0" meta:object-count="0" meta:page-count="3" meta:paragraph-count="55" meta:word-count="214" meta:character-count="1276"/>
    <dc:creator>Matthias Kläy</dc:creator>
    <meta:user-defined meta:name="Info 1"/>
    <meta:user-defined meta:name="Info 2"/>
    <meta:user-defined meta:name="Info 3"/>
    <meta:user-defined meta:name="Info 4"/>
  </office:meta>
</office:document-meta>
</file>